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toolbar/custom_toolbar_328f.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 bunch of text that is on two lines.</text:p>
      <text:p text:style-name="Standard">This is the second line. that is on two lines.</text:p>
      <text:p text:style-name="Standard">This is a third line. that is on two lines.</text:p>
      <text:p text:style-name="Standard">This is the fourth l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Alcock</meta:initial-creator>
    <meta:creation-date>2015-04-30T18:16:27.03</meta:creation-date>
    <meta:generator>OpenOffice/4.0.1$Win32 OpenOffice.org_project/401m5$Build-9714</meta:generator>
    <dc:date>2015-07-02T23:05:34.04</dc:date>
    <meta:editing-duration>PT5H18M25S</meta:editing-duration>
    <meta:editing-cycles>76</meta:editing-cycles>
    <meta:document-statistic meta:table-count="0" meta:image-count="0" meta:object-count="0" meta:page-count="1" meta:paragraph-count="4" meta:word-count="36" meta:character-count="158"/>
  </office:meta>
</office:document-meta>
</file>

<file path=Basic/Standard/Module1.xml><?xml version="1.0" encoding="utf-8"?>
<!DOCTYPE module  PUBLIC '-//OpenOffice.org//DTD OfficeDocument 1.0//EN'  'module.dtd'>
<script:module xmlns:script="http://openoffice.org/2000/script" script:name="Module1" script:language="StarBasic">'This means towards start of document, not the start of selection.
'In particular, when selecting from right to left, the start is
'on the left, even though that is at the end of the selection.
'This is for the single selection.

'If there is a multiple selection, collapsing to the start is
'not so simple.  One should get the individual ranges first
'and work on them.  It appears then the ranges are just thrown
'away and the cursor goes to its current position, independently
'of whether start of end is used.

Sub collapseToStart
  Dim oVC as Object
  
  oVC = ThisComponent.getCurrentController.getViewCursor
  oVC.collapseToStart()
End Sub 

Sub collapseToEnd
  Dim oVC as Object
  
  oVC = ThisComponent.getCurrentController.getViewCursor
  oVC.collapseTo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